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Briem Handwriting" svg:font-family="'Briem Handwritin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Briem Handwriting" fo:font-size="28pt" fo:letter-spacing="normal" fo:font-style="normal" fo:font-weight="normal" officeooo:rsid="001b3435" officeooo:paragraph-rsid="001b3435" style:font-size-asian="28pt" style:font-style-asian="normal" style:font-size-complex="28pt" style:font-style-complex="normal"/>
    </style:style>
    <style:style style:name="P2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808080" style:font-name="Briem Handwriting" fo:font-size="28pt" fo:letter-spacing="normal" fo:font-style="italic" fo:font-weight="normal" style:font-size-asian="28pt" style:font-style-asian="italic" style:font-size-complex="28pt" style:font-style-complex="italic"/>
    </style:style>
    <style:style style:name="P3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808080" style:font-name="Briem Handwriting" fo:font-size="28pt" fo:letter-spacing="normal" fo:font-style="italic" fo:font-weight="normal" officeooo:paragraph-rsid="001b3435" style:font-size-asian="28pt" style:font-style-asian="italic" style:font-size-complex="28pt" style:font-style-complex="italic"/>
    </style:style>
    <style:style style:name="P4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808080" style:font-name="Briem Handwriting" fo:font-size="8pt" fo:letter-spacing="normal" fo:font-style="italic" fo:font-weight="normal" style:font-size-asian="7pt" style:font-style-asian="italic" style:font-size-complex="8pt" style:font-style-complex="italic"/>
    </style:style>
    <style:style style:name="T1" style:family="text">
      <style:text-properties officeooo:rsid="001b34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Three Commandments</text:p>
      <text:p text:style-name="P3"><text:span text:style-name="T1">E</text:span>go sum Dominus Deus tuus <text:s text:c="6"/>I am the Lord thy God,</text:p>
      <text:p text:style-name="P3"><text:s text:c="95"/></text:p>
      <text:p text:style-name="P3">non habebis deos alienos coram me</text:p>
      <text:p text:style-name="P3"><text:s text:c="120"/></text:p>
      <text:p text:style-name="P3">Thou shalt not have strange gods before me.</text:p>
      <text:p text:style-name="P3"><text:s text:c="95"/></text:p>
      <text:p text:style-name="P4"/>
      <text:p text:style-name="P2">non adsumes nomen Domini Dei tui in vanum</text:p>
      <text:p text:style-name="P2"><text:s text:c="94"/></text:p>
      <text:p text:style-name="P2"><text:span text:style-name="T1">t</text:span>hou shalt not take the name of the Lord thy God in vain</text:p>
      <text:p text:style-name="P2"><text:s text:c="104"/></text:p>
      <text:p text:style-name="P2">memento ut diem sabbati sanctifices</text:p>
      <text:p text:style-name="P2"><text:s text:c="100"/></text:p>
      <text:p text:style-name="P2">Remember that thou keep holy the sabbath day.</text:p>
      <text:p text:style-name="P2"><text:s text:c="9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Briem Handwriting" svg:font-family="'Briem Handwritin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392cm" fo:margin-right="1.2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08:40:11.294448459</meta:creation-date>
    <meta:print-date>2015-11-05T08:46:54.482205459</meta:print-date>
    <dc:date>2015-11-05T08:48:20.894418747</dc:date>
    <meta:editing-duration>PT8M9S</meta:editing-duration>
    <meta:editing-cycles>1</meta:editing-cycles>
    <meta:document-statistic meta:table-count="0" meta:image-count="0" meta:object-count="0" meta:page-count="1" meta:paragraph-count="15" meta:word-count="62" meta:character-count="1038" meta:non-whitespace-character-count="271"/>
    <meta:generator>LibreOffice/4.3.3.2$Linux_X86_64 LibreOffice_project/430m0$Build-2</meta:generator>
  </office:meta>
</office:document-meta>
</file>